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E4DD3DEEBC9CAB6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43cm, 5.962cm, 17.433cm, 6.14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73cm" svg:height="22.2cm" svg:x="1.291cm" svg:y="2.691cm">
          <draw:image xlink:href="Pictures/10000000000005E8000007E0E4DD3DEEBC9CAB6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51:24.679977607</dc:date>
    <meta:editing-duration>PT3M30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